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size="10.5pt" style:font-size-asian="10.5pt" style:font-size-complex="10.5pt"/>
    </style:style>
    <style:style style:name="P2" style:family="paragraph" style:parent-style-name="Standard" style:master-page-name="">
      <loext:graphic-properties draw:fill="none"/>
      <style:paragraph-properties fo:margin-left="-1cm" fo:margin-right="-1cm" fo:text-indent="0cm" style:auto-text-indent="false" style:page-number="auto" fo:background-color="transparent"/>
      <style:text-properties style:font-name="Times New Roman" fo:font-size="10.5pt" style:font-size-asian="10.5pt" style:font-size-complex="10.5pt"/>
    </style:style>
    <style:style style:name="P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Times New Roman" fo:font-size="14pt" fo:font-weight="bold" officeooo:rsid="0004c070" officeooo:paragraph-rsid="0004c070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font-name="Times New Roman" fo:font-size="10.5pt" style:font-size-asian="10.5pt" style:font-size-complex="10.5pt"/>
    </style:style>
    <style:style style:name="P5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font-name="Times New Roman" fo:font-size="10.5pt" officeooo:paragraph-rsid="0004c070" style:font-size-asian="10.5pt" style:font-size-complex="10.5pt"/>
    </style:style>
    <style:style style:name="T1" style:family="text">
      <style:text-properties style:font-name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Grammar for the ERPLAG Language</text:p>
      <text:p text:style-name="P4"/>
      <text:p text:style-name="P1"><text:span text:style-name="T1">&lt;program&gt; ::= &lt;moduleDeclarations&gt;&lt;otherModules&gt;&lt;driverModule&gt;&lt;otherModules&gt;</text:span></text:p>
      <text:p text:style-name="P4"/>
      <text:p text:style-name="P4">&lt;moduleDeclarations&gt; ::= &lt;moduleDeclaration&gt;&lt;moduleDeclarations&gt; | ε</text:p>
      <text:p text:style-name="P4"/>
      <text:p text:style-name="P4">&lt;moduleDeclaration&gt; ::= DECLARE MODULE ID SEMICOL</text:p>
      <text:p text:style-name="P4"/>
      <text:p text:style-name="P4">&lt;otherModules&gt; ::= &lt;module&gt;&lt;otherModules&gt;| ε</text:p>
      <text:p text:style-name="P4"/>
      <text:p text:style-name="P4">&lt;driverModule&gt; ::= DRIVERDEF DRIVER PROGRAM DRIVERENDDEF &lt;moduleDef&gt;</text:p>
      <text:p text:style-name="P4"/>
      <text:p text:style-name="P4">&lt;module&gt; ::= DEF MODULE ID ENDDEF TAKES INPUT SQBO &lt;input_plist&gt; SQBC SEMICOL &lt;ret&gt; &lt;moduleDef&gt;</text:p>
      <text:p text:style-name="P4"/>
      <text:p text:style-name="P4">&lt;ret&gt; ::= RETURNS SQBO &lt;output_plist&gt; SQBC SEMICOL | ε</text:p>
      <text:p text:style-name="P4"/>
      <text:p text:style-name="P4">&lt;input_plist&gt; ::= ID COLON &lt;dataType&gt; &lt;sub_input_plist&gt;</text:p>
      <text:p text:style-name="P4"/>
      <text:p text:style-name="P4">&lt;sub_input_plist&gt; ::= COMMA ID COLON &lt;dataType&gt; &lt;sub_input_plist&gt; | ε</text:p>
      <text:p text:style-name="P4"/>
      <text:p text:style-name="P4">&lt;output_plist&gt; ::= ID COLON &lt;type&gt; &lt;sub_output_plist&gt;</text:p>
      <text:p text:style-name="P4"/>
      <text:p text:style-name="P4">&lt;sub_output_plist&gt; ::= COMMA ID COLON &lt;type&gt; &lt;sub_output_plist&gt; | ε</text:p>
      <text:p text:style-name="P4"/>
      <text:p text:style-name="P4">&lt;dataType&gt; ::= INTEGER | REAL | BOOLEAN | ARRAY SQBO &lt;dynamic_range&gt; SQBC OF &lt;type&gt;</text:p>
      <text:p text:style-name="P4"/>
      <text:p text:style-name="P4">&lt;dynamic_range&gt; ::= &lt;index&gt; RANGEOP &lt;index&gt;</text:p>
      <text:p text:style-name="P4"/>
      <text:p text:style-name="P4">&lt;type&gt; ::= INTEGER | REAL | BOOLEAN</text:p>
      <text:p text:style-name="P4"/>
      <text:p text:style-name="P4">&lt;moduleDef&gt; ::= START &lt;statements&gt; END</text:p>
      <text:p text:style-name="P4"/>
      <text:p text:style-name="P4">&lt;statements&gt; ::= &lt;statement&gt; &lt;statements&gt; | ε</text:p>
      <text:p text:style-name="P4"/>
      <text:p text:style-name="P4">&lt;statement&gt; ::= &lt;ioStmt&gt;|&lt;simpleStmt&gt;|&lt;declareStmt&gt;|&lt;conditionalStmt&gt;|&lt;iterativeStmt&gt;</text:p>
      <text:p text:style-name="P4"/>
      <text:p text:style-name="P4">&lt;ioStmt&gt; ::= GET_VALUE BO ID BC SEMICOL | PRINT BO &lt;extended_var&gt; BC SEMICOL</text:p>
      <text:p text:style-name="P4"/>
      <text:p text:style-name="P4">&lt;extended_var&gt; ::= &lt;var&gt; | TRUE | FALSE</text:p>
      <text:p text:style-name="P4"/>
      <text:p text:style-name="P4">&lt;var&gt; ::= ID &lt;whichId&gt; | NUM | RNUM</text:p>
      <text:p text:style-name="P4"/>
      <text:p text:style-name="P4">&lt;whichId&gt; ::= SQBO &lt;index&gt; SQBC | ε</text:p>
      <text:p text:style-name="P4"/>
      <text:p text:style-name="P4">&lt;simpleStmt&gt; ::= &lt;assignmentStmt&gt; | &lt;moduleReuseStmt&gt;</text:p>
      <text:p text:style-name="P4"/>
      <text:p text:style-name="P4">&lt;assignmentStmt&gt; ::= ID &lt;whichStmt&gt;</text:p>
      <text:p text:style-name="P4"/>
      <text:p text:style-name="P4">&lt;whichStmt&gt; ::= &lt;lvalueIDStmt&gt; | &lt;lvalueARRStmt&gt;</text:p>
      <text:p text:style-name="P4"/>
      <text:p text:style-name="P4">&lt;lvalueIDStmt&gt; ::= ASSIGNOP &lt;expression&gt; SEMICOL</text:p>
      <text:p text:style-name="P4"/>
      <text:p text:style-name="P4">&lt;lvalueARRStmt&gt; ::= SQBO &lt;index&gt; SQBC ASSIGNOP &lt;expression&gt; SEMICOL</text:p>
      <text:p text:style-name="P4"/>
      <text:p text:style-name="P4">&lt;index&gt; ::= NUM | ID</text:p>
      <text:p text:style-name="P4"/>
      <text:p text:style-name="P4">&lt;moduleReuseStmt&gt; ::= &lt;optional&gt; USE MODULE ID WITH PARAMETERS &lt;idList&gt; SEMICOL</text:p>
      <text:p text:style-name="P4"/>
      <text:p text:style-name="P4"><text:soft-page-break/>&lt;optional&gt; ::= SQBO &lt;idList&gt; SQBC ASSIGNOP | ε</text:p>
      <text:p text:style-name="P4"/>
      <text:p text:style-name="P4">&lt;idList&gt; ::= ID &lt;sub_idList&gt;</text:p>
      <text:p text:style-name="P4"/>
      <text:p text:style-name="P4">&lt;sub_idList&gt; ::= COMMA ID &lt;sub_idList&gt; | ε</text:p>
      <text:p text:style-name="P4"/>
      <text:p text:style-name="P4">&lt;expression&gt; ::= &lt;arithmeticExpr&gt; | &lt;booleanExpr&gt;</text:p>
      <text:p text:style-name="P4"/>
      <text:p text:style-name="P4">&lt;arithmeticExpr&gt; ::= &lt;sub_arithmeticExpr&gt; &lt;term&gt;</text:p>
      <text:p text:style-name="P4"/>
      <text:p text:style-name="P4">&lt;sub_arithmeticExpr&gt; ::= &lt;term&gt; &lt;op1&gt; &lt;sub_arithmeticExpr&gt; | ε</text:p>
      <text:p text:style-name="P4"/>
      <text:p text:style-name="P4">&lt;term&gt; ::= &lt;sub_term&gt; &lt;factor&gt;</text:p>
      <text:p text:style-name="P4"/>
      <text:p text:style-name="P4">&lt;sub_term&gt; ::= &lt;factor&gt; &lt;op2&gt; &lt;sub_term&gt; | ε</text:p>
      <text:p text:style-name="P4"/>
      <text:p text:style-name="P4">&lt;factor&gt; ::= &lt;op1&gt; &lt;sub_factor&gt; | &lt;sub_factor&gt;</text:p>
      <text:p text:style-name="P4"/>
      <text:p text:style-name="P4">&lt;sub_factor&gt; ::= BO &lt;arithmeticExpr&gt; BC | &lt;var&gt;</text:p>
      <text:p text:style-name="P4"/>
      <text:p text:style-name="P4">&lt;op1&gt; ::= PLUS | MINUS</text:p>
      <text:p text:style-name="P4"/>
      <text:p text:style-name="P4">&lt;op2&gt; ::= MUL | DIV</text:p>
      <text:p text:style-name="P4"/>
      <text:p text:style-name="P4">&lt;booleanExpr&gt; ::= &lt;sub_booleanExpr&gt; &lt;logicalOp&gt; &lt;booleanExpr&gt; | &lt;sub_booleanExpr&gt;</text:p>
      <text:p text:style-name="P4"/>
      <text:p text:style-name="P4">&lt;sub_booleanExpr&gt; ::= &lt;arithmeticExpr&gt; &lt;relationalOp&gt; &lt;arithmeticExpr&gt; | BO &lt;booleanExpr&gt; BC | TRUE | FALSE</text:p>
      <text:p text:style-name="P4"/>
      <text:p text:style-name="P4">&lt;logicalOp&gt; ::= AND | OR</text:p>
      <text:p text:style-name="P4"/>
      <text:p text:style-name="P4">&lt;relationalOp&gt; ::= LT | LE | GT | GE | EQ | NE</text:p>
      <text:p text:style-name="P4"/>
      <text:p text:style-name="P4">&lt;declareStmt&gt; ::= DECLARE &lt;idList&gt; COLON &lt;dataType&gt; SEMICOL</text:p>
      <text:p text:style-name="P4"/>
      <text:p text:style-name="P4">&lt;conditionalStmt&gt; ::= SWITCH BO ID BC START &lt;caseStmt&gt; &lt;default&gt; END</text:p>
      <text:p text:style-name="P4"/>
      <text:p text:style-name="P4">&lt;caseStmt&gt; ::= CASE &lt;value&gt; COLON &lt;statements&gt; BREAK SEMICOL &lt;nullableCaseStmt&gt;</text:p>
      <text:p text:style-name="P4"/>
      <text:p text:style-name="P4">&lt;nullableCaseStmt&gt; ::= CASE &lt;value&gt; COLON &lt;statements&gt; BREAK SEMICOL &lt;nullableCaseStmt&gt; | ε</text:p>
      <text:p text:style-name="P4"/>
      <text:p text:style-name="P4">&lt;value&gt; ::= NUM | TRUE | FALSE</text:p>
      <text:p text:style-name="P4"/>
      <text:p text:style-name="P4">&lt;default&gt; ::= DEFAULT COLON &lt;statements&gt; BREAK SEMICOL | ε</text:p>
      <text:p text:style-name="P4"/>
      <text:p text:style-name="P5">&lt;iterativeStmt&gt; ::= FOR BO ID IN &lt;range&gt; BC START &lt;statements&gt; END |</text:p>
      <text:p text:style-name="P5"><text:s text:c="32"/>WHILE BO &lt;booleanExpr&gt; BC START &lt;statements&gt; END</text:p>
      <text:p text:style-name="P4"/>
      <text:p text:style-name="P4">&lt;range&gt; ::= NUM RANGEOP N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1:46:28.735650791</meta:creation-date>
    <dc:date>2020-02-13T11:56:17.897537366</dc:date>
    <meta:editing-duration>PT9M5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384" meta:character-count="2894" meta:non-whitespace-character-count="2532"/>
  </office:meta>
</office:document-meta>
</file>